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,</text:p>
      <text:p text:style-name="Standard"/>
      <text:p text:style-name="Standard">I am Eeshan Chatterjee, a Senior Research Analyst with Mu Sigma Business solutions. I would like to explore opportunities in the analytics research domain with Shell.<text:line-break/><text:line-break/>I've been working with the Innovation &amp; Development team at Mu Sigma for a little more than a year, mostly on researching and implementing algorithms to realize business impact. I've had experience with machine learning algorithms for supervised learning (like SVM) as well as home-bred unsupervised learning/rule based methods and have used them in a variety of business use-cases.</text:p>
      <text:p text:style-name="Standard"/>
      <text:p text:style-name="Standard">A majority of my work has been concentrated on automating unstructured data analytics, including text data from social media, HR Employee Feedback Reports, Prescriptions, Online Reviews etc. I have consulting experience with multiple delivery teams and clients.</text:p>
      <text:p text:style-name="Standard"/>
      <text:p text:style-name="Standard">In my year and a half at my current job, I've been able to help 10+ clients with unstructured data, developed 3 end-to-end solutions for real time unstructured data solutions, an R package and delivered 2 mini-projects for internal use.<text:line-break/><text:line-break/>Please find my resume <text:a xlink:type="simple" xlink:href="https://github.com/EeshanChatterjee/EeshanChatterjeeResume/blob/master/CV.pdf?raw=true" office:target-frame-name="_blank" xlink:show="new">here</text:a>. <text:line-break/>Details on the projects I've worked on can be found on my <text:a xlink:type="simple" xlink:href="http://www.linkedin.com/pub/eeshan-chatterjee/33/b47/969" office:target-frame-name="_blank" xlink:show="new">Linkedin profile</text:a>.</text:p>
      <text:p text:style-name="Standard"/>
      <text:p text:style-name="Standard">I believe Shell will open up new avenues of research and data, e.g. Sensor data (my ongoing research) and I would be a healthy contributor to the analytics ecosystem within Shell.S<text:line-break/></text:p>
      <text:p text:style-name="Standard">In Anticipation,</text:p>
      <text:p text:style-name="Standard"/>
      <text:p text:style-name="Standard">Regards,</text:p>
      <text:p text:style-name="Standard"/>
      <text:p text:style-name="Standard">Eeshan Chatterj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eshan.Chatterjee </meta:initial-creator>
    <meta:creation-date>2014-02-04T11:31:50</meta:creation-date>
    <dc:date>2014-02-14T22:42:08</dc:date>
    <dc:creator>Eeshan.Chatterjee </dc:creator>
    <meta:editing-duration>PT1M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8" meta:word-count="218" meta:character-count="1378" meta:non-whitespace-character-count="1164"/>
  </office:meta>
</office:document-meta>
</file>